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0.7291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11in" fo:break-before="auto" style:use-optimal-row-height="fals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7043in" fo:break-before="auto" style:use-optimal-row-height="false"/>
    </style:style>
    <style:style style:name="ro6" style:family="table-row">
      <style:table-row-properties style:row-height="0.7252in" fo:break-before="auto" style:use-optimal-row-height="false"/>
    </style:style>
    <style:style style:name="ro7" style:family="table-row">
      <style:table-row-properties style:row-height="1.0882in" fo:break-before="page" style:use-optimal-row-height="false"/>
    </style:style>
    <style:style style:name="ro8" style:family="table-row">
      <style:table-row-properties style:row-height="0.6008in" fo:break-before="page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solid #000000" fo:border-left="1.5pt solid #000000" fo:border-right="0.99pt solid #000000" fo:border-top="0.99pt solid #000000"/>
      <style:text-properties style:text-position="" fo:font-size="12pt" style:font-size-asian="12pt" style:font-size-complex="12pt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84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order-left="0.99pt solid #000000" fo:border-right="1.5pt solid #000000" fo:border-top="0.99pt solid #000000"/>
      <style:text-properties style:text-position="" fo:font-size="12pt" style:font-size-asian="12pt" style:font-size-complex="12pt"/>
    </style:style>
    <style:style style:name="ce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solid #000000" fo:border-left="1.5pt solid #000000" fo:border-right="0.99pt solid #000000" fo:border-top="0.99pt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84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solid #000000" fo:border-left="0.99pt solid #000000" fo:border-right="1.5pt solid #000000" fo:border-top="0.99pt solid #000000"/>
      <style:text-properties fo:font-size="12pt" style:font-size-asian="12pt" style:font-size-complex="12pt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pairsrr2" table:style-name="ta1" table:print-ranges="pairsrr2.A1:pairsrr2.G65">
        <table:table-column table:style-name="co2" table:default-cell-style-name="Default"/>
        <table:table-column table:style-name="co3" table:default-cell-style-name="ce16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ce21"/>
        <table:table-column table:style-name="co2" table:default-cell-style-name="Default"/>
        <table:table-column table:style-name="co5" table:number-columns-repeated="1017" table:default-cell-style-name="Default"/>
        <table:table-row table:style-name="ro3">
          <table:table-cell table:style-name="ce11" office:value-type="string" calcext:value-type="string">
            <text:p>Round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7-01-10" calcext:value-type="date">
            <text:p>2017-01-10</text:p>
          </table:table-cell>
          <table:table-cell table:style-name="ce20"/>
          <table:table-cell table:style-name="ce11" office:value-type="string" calcext:value-type="string">
            <text:p>Round</text:p>
          </table:table-cell>
          <table:table-cell table:style-name="ce14" table:formula="of:=[.B56]+1" office:value-type="float" office:value="8" calcext:value-type="float">
            <text:p>8</text:p>
          </table:table-cell>
          <table:table-cell table:style-name="ce17" table:formula="of:=[.C56]+7" office:value-type="date" office:date-value="2017-02-28" calcext:value-type="date">
            <text:p>2017-02-28</text:p>
          </table:table-cell>
          <table:table-cell table:style-name="ce22" table:number-columns-repeated="1017"/>
        </table:table-row>
        <table:table-row table:style-name="ro2"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style-name="ce13"/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12" table:formula="of:=LOOKUP([Sheet2.A3];[Sheet3.$A$2:.$A$15];[Sheet3.$B$2:.$B$15])" office:value-type="string" office:string-value="Barry Nash" calcext:value-type="string">
            <text:p>Barry Nash</text:p>
          </table:table-cell>
          <table:table-cell table:style-name="ce15"/>
          <table:table-cell table:style-name="ce12" table:formula="of:=LOOKUP([Sheet2.C3];[Sheet3.$A$2:.$A$15];[Sheet3.$B$2:.$B$15])" office:value-type="string" office:string-value="Remi Ryel" calcext:value-type="string">
            <text:p>Remi Ryel</text:p>
          </table:table-cell>
          <table:table-cell table:style-name="ce13"/>
          <table:table-cell table:style-name="ce12" table:formula="of:=LOOKUP([Sheet2.E3];[Sheet3.$A$2:.$A$15];[Sheet3.$B$2:.$B$15])" office:value-type="string" office:string-value="Remi Ryel" calcext:value-type="string">
            <text:p>Remi Ryel</text:p>
          </table:table-cell>
          <table:table-cell table:style-name="ce15"/>
          <table:table-cell table:style-name="ce12" table:formula="of:=LOOKUP([Sheet2.G3];[Sheet3.$A$2:.$A$15];[Sheet3.$B$2:.$B$15])" office:value-type="string" office:string-value="Aaron Sponagle" calcext:value-type="string">
            <text:p>Aaron Sponagle</text:p>
          </table:table-cell>
          <table:table-cell table:number-columns-repeated="1017"/>
        </table:table-row>
        <table:table-row table:style-name="ro2">
          <table:table-cell table:style-name="ce12" table:formula="of:=LOOKUP([Sheet2.A4];[Sheet3.$A$2:.$A$15];[Sheet3.$B$2:.$B$15])" office:value-type="string" office:string-value="Joe Parisi" calcext:value-type="string">
            <text:p>Joe Parisi</text:p>
          </table:table-cell>
          <table:table-cell table:style-name="ce15"/>
          <table:table-cell table:style-name="ce12" table:formula="of:=LOOKUP([Sheet2.C4];[Sheet3.$A$2:.$A$15];[Sheet3.$B$2:.$B$15])" office:value-type="string" office:string-value="BYE2" calcext:value-type="string">
            <text:p>BYE2</text:p>
          </table:table-cell>
          <table:table-cell table:style-name="ce13"/>
          <table:table-cell table:style-name="ce12" table:formula="of:=LOOKUP([Sheet2.E4];[Sheet3.$A$2:.$A$15];[Sheet3.$B$2:.$B$15])" office:value-type="string" office:string-value="Milan Maric" calcext:value-type="string">
            <text:p>Milan Maric</text:p>
          </table:table-cell>
          <table:table-cell table:style-name="ce15"/>
          <table:table-cell table:style-name="ce12" table:formula="of:=LOOKUP([Sheet2.G4];[Sheet3.$A$2:.$A$15];[Sheet3.$B$2:.$B$15])" office:value-type="string" office:string-value="Pat Lumia" calcext:value-type="string">
            <text:p>Pat Lumia</text:p>
          </table:table-cell>
          <table:table-cell table:number-columns-repeated="1017"/>
        </table:table-row>
        <table:table-row table:style-name="ro2">
          <table:table-cell table:style-name="ce12" table:formula="of:=LOOKUP([Sheet2.A5];[Sheet3.$A$2:.$A$15];[Sheet3.$B$2:.$B$15])" office:value-type="string" office:string-value="Geof Bridge" calcext:value-type="string">
            <text:p>Geof Bridge</text:p>
          </table:table-cell>
          <table:table-cell table:style-name="ce15"/>
          <table:table-cell table:style-name="ce12" table:formula="of:=LOOKUP([Sheet2.C5];[Sheet3.$A$2:.$A$15];[Sheet3.$B$2:.$B$15])" office:value-type="string" office:string-value="Milan Maric" calcext:value-type="string">
            <text:p>Milan Maric</text:p>
          </table:table-cell>
          <table:table-cell table:style-name="ce13"/>
          <table:table-cell table:style-name="ce12" table:formula="of:=LOOKUP([Sheet2.E5];[Sheet3.$A$2:.$A$15];[Sheet3.$B$2:.$B$15])" office:value-type="string" office:string-value="BYE2" calcext:value-type="string">
            <text:p>BYE2</text:p>
          </table:table-cell>
          <table:table-cell table:style-name="ce15"/>
          <table:table-cell table:style-name="ce12" table:formula="of:=LOOKUP([Sheet2.G5];[Sheet3.$A$2:.$A$15];[Sheet3.$B$2:.$B$15])" office:value-type="string" office:string-value="BYE3" calcext:value-type="string">
            <text:p>BYE3</text:p>
          </table:table-cell>
          <table:table-cell table:number-columns-repeated="1017"/>
        </table:table-row>
        <table:table-row table:style-name="ro2">
          <table:table-cell table:style-name="ce12" table:formula="of:=LOOKUP([Sheet2.A6];[Sheet3.$A$2:.$A$15];[Sheet3.$B$2:.$B$15])" office:value-type="string" office:string-value="Alex Dybenko" calcext:value-type="string">
            <text:p>Alex Dybenko</text:p>
          </table:table-cell>
          <table:table-cell table:style-name="ce15"/>
          <table:table-cell table:style-name="ce12" table:formula="of:=LOOKUP([Sheet2.C6];[Sheet3.$A$2:.$A$15];[Sheet3.$B$2:.$B$15])" office:value-type="string" office:string-value="Aaron Sponagle" calcext:value-type="string">
            <text:p>Aaron Sponagle</text:p>
          </table:table-cell>
          <table:table-cell table:style-name="ce13"/>
          <table:table-cell table:style-name="ce12" table:formula="of:=LOOKUP([Sheet2.E6];[Sheet3.$A$2:.$A$15];[Sheet3.$B$2:.$B$15])" office:value-type="string" office:string-value="Barry Nash" calcext:value-type="string">
            <text:p>Barry Nash</text:p>
          </table:table-cell>
          <table:table-cell table:style-name="ce15"/>
          <table:table-cell table:style-name="ce12" table:formula="of:=LOOKUP([Sheet2.G6];[Sheet3.$A$2:.$A$15];[Sheet3.$B$2:.$B$15])" office:value-type="string" office:string-value="Martin Kabat" calcext:value-type="string">
            <text:p>Martin Kabat</text:p>
          </table:table-cell>
          <table:table-cell table:number-columns-repeated="1017"/>
        </table:table-row>
        <table:table-row table:style-name="ro2">
          <table:table-cell table:style-name="ce12" table:formula="of:=LOOKUP([Sheet2.A7];[Sheet3.$A$2:.$A$15];[Sheet3.$B$2:.$B$15])" office:value-type="string" office:string-value="Tom Reilly" calcext:value-type="string">
            <text:p>Tom Reilly</text:p>
          </table:table-cell>
          <table:table-cell table:style-name="ce15"/>
          <table:table-cell table:style-name="ce12" table:formula="of:=LOOKUP([Sheet2.C7];[Sheet3.$A$2:.$A$15];[Sheet3.$B$2:.$B$15])" office:value-type="string" office:string-value="Pat Lumia" calcext:value-type="string">
            <text:p>Pat Lumia</text:p>
          </table:table-cell>
          <table:table-cell table:style-name="ce13"/>
          <table:table-cell table:style-name="ce12" table:formula="of:=LOOKUP([Sheet2.E7];[Sheet3.$A$2:.$A$15];[Sheet3.$B$2:.$B$15])" office:value-type="string" office:string-value="Joe Parisi" calcext:value-type="string">
            <text:p>Joe Parisi</text:p>
          </table:table-cell>
          <table:table-cell table:style-name="ce15"/>
          <table:table-cell table:style-name="ce12" table:formula="of:=LOOKUP([Sheet2.G7];[Sheet3.$A$2:.$A$15];[Sheet3.$B$2:.$B$15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2">
          <table:table-cell table:style-name="ce12" table:formula="of:=LOOKUP([Sheet2.A8];[Sheet3.$A$2:.$A$15];[Sheet3.$B$2:.$B$15])" office:value-type="string" office:string-value="Milan Cvetkovic" calcext:value-type="string">
            <text:p>Milan Cvetkovic</text:p>
          </table:table-cell>
          <table:table-cell table:style-name="ce15"/>
          <table:table-cell table:style-name="ce12" table:formula="of:=LOOKUP([Sheet2.C8];[Sheet3.$A$2:.$A$15];[Sheet3.$B$2:.$B$15])" office:value-type="string" office:string-value="BYE3" calcext:value-type="string">
            <text:p>BYE3</text:p>
          </table:table-cell>
          <table:table-cell table:style-name="ce13"/>
          <table:table-cell table:style-name="ce12" table:formula="of:=LOOKUP([Sheet2.E8];[Sheet3.$A$2:.$A$15];[Sheet3.$B$2:.$B$15])" office:value-type="string" office:string-value="Geof Bridge" calcext:value-type="string">
            <text:p>Geof Bridge</text:p>
          </table:table-cell>
          <table:table-cell table:style-name="ce15"/>
          <table:table-cell table:style-name="ce12" table:formula="of:=LOOKUP([Sheet2.G8];[Sheet3.$A$2:.$A$15];[Sheet3.$B$2:.$B$15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2">
          <table:table-cell table:style-name="ce12" table:formula="of:=LOOKUP([Sheet2.A9];[Sheet3.$A$2:.$A$15];[Sheet3.$B$2:.$B$15])" office:value-type="string" office:string-value="Richard Fung" calcext:value-type="string">
            <text:p>Richard Fung</text:p>
          </table:table-cell>
          <table:table-cell table:style-name="ce15"/>
          <table:table-cell table:style-name="ce12" table:formula="of:=LOOKUP([Sheet2.C9];[Sheet3.$A$2:.$A$15];[Sheet3.$B$2:.$B$15])" office:value-type="string" office:string-value="Martin Kabat" calcext:value-type="string">
            <text:p>Martin Kabat</text:p>
          </table:table-cell>
          <table:table-cell table:style-name="ce13"/>
          <table:table-cell table:style-name="ce12" table:formula="of:=LOOKUP([Sheet2.E9];[Sheet3.$A$2:.$A$15];[Sheet3.$B$2:.$B$15])" office:value-type="string" office:string-value="Alex Dybenko" calcext:value-type="string">
            <text:p>Alex Dybenko</text:p>
          </table:table-cell>
          <table:table-cell table:style-name="ce15"/>
          <table:table-cell table:style-name="ce12" table:formula="of:=LOOKUP([Sheet2.G9];[Sheet3.$A$2:.$A$15];[Sheet3.$B$2:.$B$15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Round</text:p>
          </table:table-cell>
          <table:table-cell table:style-name="ce14" table:formula="of:=[.B1]+1" office:value-type="float" office:value="2" calcext:value-type="float">
            <text:p>2</text:p>
          </table:table-cell>
          <table:table-cell table:style-name="ce17" table:formula="of:=[.C1]+7" office:value-type="date" office:date-value="2017-01-17" calcext:value-type="date">
            <text:p>2017-01-17</text:p>
          </table:table-cell>
          <table:table-cell table:style-name="ce13"/>
          <table:table-cell table:style-name="ce11" office:value-type="string" calcext:value-type="string">
            <text:p>Round</text:p>
          </table:table-cell>
          <table:table-cell table:style-name="ce14" table:formula="of:=[.F1]+1" office:value-type="float" office:value="9" calcext:value-type="float">
            <text:p>9</text:p>
          </table:table-cell>
          <table:table-cell table:style-name="ce17" table:formula="of:=[.G1]+7" office:value-type="date" office:date-value="2017-03-07" calcext:value-type="date">
            <text:p>2017-03-07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style-name="ce13"/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12" table:formula="of:=LOOKUP([Sheet2.A12];[Sheet3.$A$2:.$A$15];[Sheet3.$B$2:.$B$15])" office:value-type="string" office:string-value="Remi Ryel" calcext:value-type="string">
            <text:p>Remi Ryel</text:p>
          </table:table-cell>
          <table:table-cell table:style-name="ce15"/>
          <table:table-cell table:style-name="ce12" table:formula="of:=LOOKUP([Sheet2.C12];[Sheet3.$A$2:.$A$15];[Sheet3.$B$2:.$B$15])" office:value-type="string" office:string-value="Martin Kabat" calcext:value-type="string">
            <text:p>Martin Kabat</text:p>
          </table:table-cell>
          <table:table-cell table:style-name="ce13"/>
          <table:table-cell table:style-name="ce12" table:formula="of:=LOOKUP([Sheet2.E12];[Sheet3.$A$2:.$A$15];[Sheet3.$B$2:.$B$15])" office:value-type="string" office:string-value="Tom Reilly" calcext:value-type="string">
            <text:p>Tom Reilly</text:p>
          </table:table-cell>
          <table:table-cell table:style-name="ce15"/>
          <table:table-cell table:style-name="ce12" table:formula="of:=LOOKUP([Sheet2.G12];[Sheet3.$A$2:.$A$15];[Sheet3.$B$2:.$B$15])" office:value-type="string" office:string-value="Remi Ryel" calcext:value-type="string">
            <text:p>Remi Ryel</text:p>
          </table:table-cell>
          <table:table-cell table:number-columns-repeated="1017"/>
        </table:table-row>
        <table:table-row table:style-name="ro2">
          <table:table-cell table:style-name="ce12" table:formula="of:=LOOKUP([Sheet2.A13];[Sheet3.$A$2:.$A$15];[Sheet3.$B$2:.$B$15])" office:value-type="string" office:string-value="BYE3" calcext:value-type="string">
            <text:p>BYE3</text:p>
          </table:table-cell>
          <table:table-cell table:style-name="ce15"/>
          <table:table-cell table:style-name="ce12" table:formula="of:=LOOKUP([Sheet2.C13];[Sheet3.$A$2:.$A$15];[Sheet3.$B$2:.$B$15])" office:value-type="string" office:string-value="Richard Fung" calcext:value-type="string">
            <text:p>Richard Fung</text:p>
          </table:table-cell>
          <table:table-cell table:style-name="ce13"/>
          <table:table-cell table:style-name="ce12" table:formula="of:=LOOKUP([Sheet2.E13];[Sheet3.$A$2:.$A$15];[Sheet3.$B$2:.$B$15])" office:value-type="string" office:string-value="Milan Cvetkovic" calcext:value-type="string">
            <text:p>Milan Cvetkovic</text:p>
          </table:table-cell>
          <table:table-cell table:style-name="ce15"/>
          <table:table-cell table:style-name="ce12" table:formula="of:=LOOKUP([Sheet2.G13];[Sheet3.$A$2:.$A$15];[Sheet3.$B$2:.$B$15])" office:value-type="string" office:string-value="Alex Dybenko" calcext:value-type="string">
            <text:p>Alex Dybenko</text:p>
          </table:table-cell>
          <table:table-cell table:number-columns-repeated="1017"/>
        </table:table-row>
        <table:table-row table:style-name="ro2">
          <table:table-cell table:style-name="ce12" table:formula="of:=LOOKUP([Sheet2.A14];[Sheet3.$A$2:.$A$15];[Sheet3.$B$2:.$B$15])" office:value-type="string" office:string-value="Pat Lumia" calcext:value-type="string">
            <text:p>Pat Lumia</text:p>
          </table:table-cell>
          <table:table-cell table:style-name="ce15"/>
          <table:table-cell table:style-name="ce12" table:formula="of:=LOOKUP([Sheet2.C14];[Sheet3.$A$2:.$A$15];[Sheet3.$B$2:.$B$15])" office:value-type="string" office:string-value="Milan Cvetkovic" calcext:value-type="string">
            <text:p>Milan Cvetkovic</text:p>
          </table:table-cell>
          <table:table-cell table:style-name="ce13"/>
          <table:table-cell table:style-name="ce12" table:formula="of:=LOOKUP([Sheet2.E14];[Sheet3.$A$2:.$A$15];[Sheet3.$B$2:.$B$15])" office:value-type="string" office:string-value="Richard Fung" calcext:value-type="string">
            <text:p>Richard Fung</text:p>
          </table:table-cell>
          <table:table-cell table:style-name="ce15"/>
          <table:table-cell table:style-name="ce12" table:formula="of:=LOOKUP([Sheet2.G14];[Sheet3.$A$2:.$A$15];[Sheet3.$B$2:.$B$15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2" table:formula="of:=LOOKUP([Sheet2.A15];[Sheet3.$A$2:.$A$15];[Sheet3.$B$2:.$B$15])" office:value-type="string" office:string-value="Aaron Sponagle" calcext:value-type="string">
            <text:p>Aaron Sponagle</text:p>
          </table:table-cell>
          <table:table-cell table:style-name="ce15"/>
          <table:table-cell table:style-name="ce12" table:formula="of:=LOOKUP([Sheet2.C15];[Sheet3.$A$2:.$A$15];[Sheet3.$B$2:.$B$15])" office:value-type="string" office:string-value="Tom Reilly" calcext:value-type="string">
            <text:p>Tom Reilly</text:p>
          </table:table-cell>
          <table:table-cell table:style-name="ce13"/>
          <table:table-cell table:style-name="ce12" table:formula="of:=LOOKUP([Sheet2.E15];[Sheet3.$A$2:.$A$15];[Sheet3.$B$2:.$B$15])" office:value-type="string" office:string-value="Martin Kabat" calcext:value-type="string">
            <text:p>Martin Kabat</text:p>
          </table:table-cell>
          <table:table-cell table:style-name="ce15"/>
          <table:table-cell table:style-name="ce12" table:formula="of:=LOOKUP([Sheet2.G15];[Sheet3.$A$2:.$A$15];[Sheet3.$B$2:.$B$15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2" table:formula="of:=LOOKUP([Sheet2.A16];[Sheet3.$A$2:.$A$15];[Sheet3.$B$2:.$B$15])" office:value-type="string" office:string-value="Milan Maric" calcext:value-type="string">
            <text:p>Milan Maric</text:p>
          </table:table-cell>
          <table:table-cell table:style-name="ce15"/>
          <table:table-cell table:style-name="ce12" table:formula="of:=LOOKUP([Sheet2.C16];[Sheet3.$A$2:.$A$15];[Sheet3.$B$2:.$B$15])" office:value-type="string" office:string-value="Alex Dybenko" calcext:value-type="string">
            <text:p>Alex Dybenko</text:p>
          </table:table-cell>
          <table:table-cell table:style-name="ce13"/>
          <table:table-cell table:style-name="ce12" table:formula="of:=LOOKUP([Sheet2.E16];[Sheet3.$A$2:.$A$15];[Sheet3.$B$2:.$B$15])" office:value-type="string" office:string-value="BYE3" calcext:value-type="string">
            <text:p>BYE3</text:p>
          </table:table-cell>
          <table:table-cell table:style-name="ce15"/>
          <table:table-cell table:style-name="ce12" table:formula="of:=LOOKUP([Sheet2.G16];[Sheet3.$A$2:.$A$15];[Sheet3.$B$2:.$B$15])" office:value-type="string" office:string-value="Barry Nash" calcext:value-type="string">
            <text:p>Barry Nash</text:p>
          </table:table-cell>
          <table:table-cell table:number-columns-repeated="1017"/>
        </table:table-row>
        <table:table-row table:style-name="ro2">
          <table:table-cell table:style-name="ce12" table:formula="of:=LOOKUP([Sheet2.A17];[Sheet3.$A$2:.$A$15];[Sheet3.$B$2:.$B$15])" office:value-type="string" office:string-value="BYE2" calcext:value-type="string">
            <text:p>BYE2</text:p>
          </table:table-cell>
          <table:table-cell table:style-name="ce15"/>
          <table:table-cell table:style-name="ce12" table:formula="of:=LOOKUP([Sheet2.C17];[Sheet3.$A$2:.$A$15];[Sheet3.$B$2:.$B$15])" office:value-type="string" office:string-value="Geof Bridge" calcext:value-type="string">
            <text:p>Geof Bridge</text:p>
          </table:table-cell>
          <table:table-cell table:style-name="ce13"/>
          <table:table-cell table:style-name="ce12" table:formula="of:=LOOKUP([Sheet2.E17];[Sheet3.$A$2:.$A$15];[Sheet3.$B$2:.$B$15])" office:value-type="string" office:string-value="Pat Lumia" calcext:value-type="string">
            <text:p>Pat Lumia</text:p>
          </table:table-cell>
          <table:table-cell table:style-name="ce15"/>
          <table:table-cell table:style-name="ce12" table:formula="of:=LOOKUP([Sheet2.G17];[Sheet3.$A$2:.$A$15];[Sheet3.$B$2:.$B$15])" office:value-type="string" office:string-value="BYE2" calcext:value-type="string">
            <text:p>BYE2</text:p>
          </table:table-cell>
          <table:table-cell table:number-columns-repeated="1017"/>
        </table:table-row>
        <table:table-row table:style-name="ro2">
          <table:table-cell table:style-name="ce12" table:formula="of:=LOOKUP([Sheet2.A18];[Sheet3.$A$2:.$A$15];[Sheet3.$B$2:.$B$15])" office:value-type="string" office:string-value="Barry Nash" calcext:value-type="string">
            <text:p>Barry Nash</text:p>
          </table:table-cell>
          <table:table-cell table:style-name="ce15"/>
          <table:table-cell table:style-name="ce12" table:formula="of:=LOOKUP([Sheet2.C18];[Sheet3.$A$2:.$A$15];[Sheet3.$B$2:.$B$15])" office:value-type="string" office:string-value="Joe Parisi" calcext:value-type="string">
            <text:p>Joe Parisi</text:p>
          </table:table-cell>
          <table:table-cell table:style-name="ce13"/>
          <table:table-cell table:style-name="ce12" table:formula="of:=LOOKUP([Sheet2.E18];[Sheet3.$A$2:.$A$15];[Sheet3.$B$2:.$B$15])" office:value-type="string" office:string-value="Aaron Sponagle" calcext:value-type="string">
            <text:p>Aaron Sponagle</text:p>
          </table:table-cell>
          <table:table-cell table:style-name="ce15"/>
          <table:table-cell table:style-name="ce12" table:formula="of:=LOOKUP([Sheet2.G18];[Sheet3.$A$2:.$A$15];[Sheet3.$B$2:.$B$15])" office:value-type="string" office:string-value="Milan Maric" calcext:value-type="string">
            <text:p>Milan Maric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Round</text:p>
          </table:table-cell>
          <table:table-cell table:style-name="ce14" table:formula="of:=[.B10]+1" office:value-type="float" office:value="3" calcext:value-type="float">
            <text:p>3</text:p>
          </table:table-cell>
          <table:table-cell table:style-name="ce17" table:formula="of:=[.C10]+7" office:value-type="date" office:date-value="2017-01-24" calcext:value-type="date">
            <text:p>2017-01-24</text:p>
          </table:table-cell>
          <table:table-cell table:style-name="ce13"/>
          <table:table-cell table:style-name="ce11" office:value-type="string" calcext:value-type="string">
            <text:p>Round</text:p>
          </table:table-cell>
          <table:table-cell table:style-name="ce14" table:formula="of:=[.F10]+1" office:value-type="float" office:value="10" calcext:value-type="float">
            <text:p>10</text:p>
          </table:table-cell>
          <table:table-cell table:style-name="ce17" table:formula="of:=[.G10]+7" office:value-type="date" office:date-value="2017-03-14" calcext:value-type="date">
            <text:p>2017-03-14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style-name="ce13"/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12" table:formula="of:=LOOKUP([Sheet2.A21];[Sheet3.$A$2:.$A$15];[Sheet3.$B$2:.$B$15])" office:value-type="string" office:string-value="Joe Parisi" calcext:value-type="string">
            <text:p>Joe Parisi</text:p>
          </table:table-cell>
          <table:table-cell table:style-name="ce15"/>
          <table:table-cell table:style-name="ce12" table:formula="of:=LOOKUP([Sheet2.C21];[Sheet3.$A$2:.$A$15];[Sheet3.$B$2:.$B$15])" office:value-type="string" office:string-value="Remi Ryel" calcext:value-type="string">
            <text:p>Remi Ryel</text:p>
          </table:table-cell>
          <table:table-cell table:style-name="ce13"/>
          <table:table-cell table:style-name="ce12" table:formula="of:=LOOKUP([Sheet2.E21];[Sheet3.$A$2:.$A$15];[Sheet3.$B$2:.$B$15])" office:value-type="string" office:string-value="Remi Ryel" calcext:value-type="string">
            <text:p>Remi Ryel</text:p>
          </table:table-cell>
          <table:table-cell table:style-name="ce15"/>
          <table:table-cell table:style-name="ce12" table:formula="of:=LOOKUP([Sheet2.G21];[Sheet3.$A$2:.$A$15];[Sheet3.$B$2:.$B$15])" office:value-type="string" office:string-value="Milan Maric" calcext:value-type="string">
            <text:p>Milan Maric</text:p>
          </table:table-cell>
          <table:table-cell table:number-columns-repeated="1017"/>
        </table:table-row>
        <table:table-row table:style-name="ro2">
          <table:table-cell table:style-name="ce12" table:formula="of:=LOOKUP([Sheet2.A22];[Sheet3.$A$2:.$A$15];[Sheet3.$B$2:.$B$15])" office:value-type="string" office:string-value="Geof Bridge" calcext:value-type="string">
            <text:p>Geof Bridge</text:p>
          </table:table-cell>
          <table:table-cell table:style-name="ce15"/>
          <table:table-cell table:style-name="ce12" table:formula="of:=LOOKUP([Sheet2.C22];[Sheet3.$A$2:.$A$15];[Sheet3.$B$2:.$B$15])" office:value-type="string" office:string-value="Barry Nash" calcext:value-type="string">
            <text:p>Barry Nash</text:p>
          </table:table-cell>
          <table:table-cell table:style-name="ce13"/>
          <table:table-cell table:style-name="ce12" table:formula="of:=LOOKUP([Sheet2.E22];[Sheet3.$A$2:.$A$15];[Sheet3.$B$2:.$B$15])" office:value-type="string" office:string-value="BYE2" calcext:value-type="string">
            <text:p>BYE2</text:p>
          </table:table-cell>
          <table:table-cell table:style-name="ce15"/>
          <table:table-cell table:style-name="ce12" table:formula="of:=LOOKUP([Sheet2.G22];[Sheet3.$A$2:.$A$15];[Sheet3.$B$2:.$B$15])" office:value-type="string" office:string-value="Aaron Sponagle" calcext:value-type="string">
            <text:p>Aaron Sponagle</text:p>
          </table:table-cell>
          <table:table-cell table:number-columns-repeated="1017"/>
        </table:table-row>
        <table:table-row table:style-name="ro2">
          <table:table-cell table:style-name="ce12" table:formula="of:=LOOKUP([Sheet2.A23];[Sheet3.$A$2:.$A$15];[Sheet3.$B$2:.$B$15])" office:value-type="string" office:string-value="Alex Dybenko" calcext:value-type="string">
            <text:p>Alex Dybenko</text:p>
          </table:table-cell>
          <table:table-cell table:style-name="ce15"/>
          <table:table-cell table:style-name="ce12" table:formula="of:=LOOKUP([Sheet2.C23];[Sheet3.$A$2:.$A$15];[Sheet3.$B$2:.$B$15])" office:value-type="string" office:string-value="BYE2" calcext:value-type="string">
            <text:p>BYE2</text:p>
          </table:table-cell>
          <table:table-cell table:style-name="ce13"/>
          <table:table-cell table:style-name="ce12" table:formula="of:=LOOKUP([Sheet2.E23];[Sheet3.$A$2:.$A$15];[Sheet3.$B$2:.$B$15])" office:value-type="string" office:string-value="Barry Nash" calcext:value-type="string">
            <text:p>Barry Nash</text:p>
          </table:table-cell>
          <table:table-cell table:style-name="ce15"/>
          <table:table-cell table:style-name="ce12" table:formula="of:=LOOKUP([Sheet2.G23];[Sheet3.$A$2:.$A$15];[Sheet3.$B$2:.$B$15])" office:value-type="string" office:string-value="Pat Lumia" calcext:value-type="string">
            <text:p>Pat Lumia</text:p>
          </table:table-cell>
          <table:table-cell table:number-columns-repeated="1017"/>
        </table:table-row>
        <table:table-row table:style-name="ro2">
          <table:table-cell table:style-name="ce12" table:formula="of:=LOOKUP([Sheet2.A24];[Sheet3.$A$2:.$A$15];[Sheet3.$B$2:.$B$15])" office:value-type="string" office:string-value="Tom Reilly" calcext:value-type="string">
            <text:p>Tom Reilly</text:p>
          </table:table-cell>
          <table:table-cell table:style-name="ce15"/>
          <table:table-cell table:style-name="ce12" table:formula="of:=LOOKUP([Sheet2.C24];[Sheet3.$A$2:.$A$15];[Sheet3.$B$2:.$B$15])" office:value-type="string" office:string-value="Milan Maric" calcext:value-type="string">
            <text:p>Milan Maric</text:p>
          </table:table-cell>
          <table:table-cell table:style-name="ce13"/>
          <table:table-cell table:style-name="ce12" table:formula="of:=LOOKUP([Sheet2.E24];[Sheet3.$A$2:.$A$15];[Sheet3.$B$2:.$B$15])" office:value-type="string" office:string-value="Joe Parisi" calcext:value-type="string">
            <text:p>Joe Parisi</text:p>
          </table:table-cell>
          <table:table-cell table:style-name="ce15"/>
          <table:table-cell table:style-name="ce12" table:formula="of:=LOOKUP([Sheet2.G24];[Sheet3.$A$2:.$A$15];[Sheet3.$B$2:.$B$15])" office:value-type="string" office:string-value="BYE3" calcext:value-type="string">
            <text:p>BYE3</text:p>
          </table:table-cell>
          <table:table-cell table:number-columns-repeated="1017"/>
        </table:table-row>
        <table:table-row table:style-name="ro2">
          <table:table-cell table:style-name="ce12" table:formula="of:=LOOKUP([Sheet2.A25];[Sheet3.$A$2:.$A$15];[Sheet3.$B$2:.$B$15])" office:value-type="string" office:string-value="Milan Cvetkovic" calcext:value-type="string">
            <text:p>Milan Cvetkovic</text:p>
          </table:table-cell>
          <table:table-cell table:style-name="ce15"/>
          <table:table-cell table:style-name="ce12" table:formula="of:=LOOKUP([Sheet2.C25];[Sheet3.$A$2:.$A$15];[Sheet3.$B$2:.$B$15])" office:value-type="string" office:string-value="Aaron Sponagle" calcext:value-type="string">
            <text:p>Aaron Sponagle</text:p>
          </table:table-cell>
          <table:table-cell table:style-name="ce13"/>
          <table:table-cell table:style-name="ce12" table:formula="of:=LOOKUP([Sheet2.E25];[Sheet3.$A$2:.$A$15];[Sheet3.$B$2:.$B$15])" office:value-type="string" office:string-value="Geof Bridge" calcext:value-type="string">
            <text:p>Geof Bridge</text:p>
          </table:table-cell>
          <table:table-cell table:style-name="ce15"/>
          <table:table-cell table:style-name="ce12" table:formula="of:=LOOKUP([Sheet2.G25];[Sheet3.$A$2:.$A$15];[Sheet3.$B$2:.$B$15])" office:value-type="string" office:string-value="Martin Kabat" calcext:value-type="string">
            <text:p>Martin Kabat</text:p>
          </table:table-cell>
          <table:table-cell table:number-columns-repeated="1017"/>
        </table:table-row>
        <table:table-row table:style-name="ro2">
          <table:table-cell table:style-name="ce12" table:formula="of:=LOOKUP([Sheet2.A26];[Sheet3.$A$2:.$A$15];[Sheet3.$B$2:.$B$15])" office:value-type="string" office:string-value="Richard Fung" calcext:value-type="string">
            <text:p>Richard Fung</text:p>
          </table:table-cell>
          <table:table-cell table:style-name="ce15"/>
          <table:table-cell table:style-name="ce12" table:formula="of:=LOOKUP([Sheet2.C26];[Sheet3.$A$2:.$A$15];[Sheet3.$B$2:.$B$15])" office:value-type="string" office:string-value="Pat Lumia" calcext:value-type="string">
            <text:p>Pat Lumia</text:p>
          </table:table-cell>
          <table:table-cell table:style-name="ce13"/>
          <table:table-cell table:style-name="ce12" table:formula="of:=LOOKUP([Sheet2.E26];[Sheet3.$A$2:.$A$15];[Sheet3.$B$2:.$B$15])" office:value-type="string" office:string-value="Alex Dybenko" calcext:value-type="string">
            <text:p>Alex Dybenko</text:p>
          </table:table-cell>
          <table:table-cell table:style-name="ce15"/>
          <table:table-cell table:style-name="ce12" table:formula="of:=LOOKUP([Sheet2.G26];[Sheet3.$A$2:.$A$15];[Sheet3.$B$2:.$B$15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2">
          <table:table-cell table:style-name="ce12" table:formula="of:=LOOKUP([Sheet2.A27];[Sheet3.$A$2:.$A$15];[Sheet3.$B$2:.$B$15])" office:value-type="string" office:string-value="Martin Kabat" calcext:value-type="string">
            <text:p>Martin Kabat</text:p>
          </table:table-cell>
          <table:table-cell table:style-name="ce15"/>
          <table:table-cell table:style-name="ce12" table:formula="of:=LOOKUP([Sheet2.C27];[Sheet3.$A$2:.$A$15];[Sheet3.$B$2:.$B$15])" office:value-type="string" office:string-value="BYE3" calcext:value-type="string">
            <text:p>BYE3</text:p>
          </table:table-cell>
          <table:table-cell table:style-name="ce13"/>
          <table:table-cell table:style-name="ce12" table:formula="of:=LOOKUP([Sheet2.E27];[Sheet3.$A$2:.$A$15];[Sheet3.$B$2:.$B$15])" office:value-type="string" office:string-value="Tom Reilly" calcext:value-type="string">
            <text:p>Tom Reilly</text:p>
          </table:table-cell>
          <table:table-cell table:style-name="ce15"/>
          <table:table-cell table:style-name="ce12" table:formula="of:=LOOKUP([Sheet2.G27];[Sheet3.$A$2:.$A$15];[Sheet3.$B$2:.$B$15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Round</text:p>
          </table:table-cell>
          <table:table-cell table:style-name="ce14" table:formula="of:=[.B19]+1" office:value-type="float" office:value="4" calcext:value-type="float">
            <text:p>4</text:p>
          </table:table-cell>
          <table:table-cell table:style-name="ce17" table:formula="of:=[.C19]+7" office:value-type="date" office:date-value="2017-01-31" calcext:value-type="date">
            <text:p>2017-01-31</text:p>
          </table:table-cell>
          <table:table-cell table:style-name="ce13"/>
          <table:table-cell table:style-name="ce11" office:value-type="string" calcext:value-type="string">
            <text:p>Round</text:p>
          </table:table-cell>
          <table:table-cell table:style-name="ce14" table:formula="of:=[.F19]+1" office:value-type="float" office:value="11" calcext:value-type="float">
            <text:p>11</text:p>
          </table:table-cell>
          <table:table-cell table:style-name="ce17" table:formula="of:=[.G19]+7" office:value-type="date" office:date-value="2017-03-21" calcext:value-type="date">
            <text:p>2017-03-21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style-name="ce13"/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12" table:formula="of:=LOOKUP([Sheet2.A30];[Sheet3.$A$2:.$A$15];[Sheet3.$B$2:.$B$15])" office:value-type="string" office:string-value="Remi Ryel" calcext:value-type="string">
            <text:p>Remi Ryel</text:p>
          </table:table-cell>
          <table:table-cell table:style-name="ce15"/>
          <table:table-cell table:style-name="ce12" table:formula="of:=LOOKUP([Sheet2.C30];[Sheet3.$A$2:.$A$15];[Sheet3.$B$2:.$B$15])" office:value-type="string" office:string-value="BYE3" calcext:value-type="string">
            <text:p>BYE3</text:p>
          </table:table-cell>
          <table:table-cell table:style-name="ce13"/>
          <table:table-cell table:style-name="ce12" table:formula="of:=LOOKUP([Sheet2.E30];[Sheet3.$A$2:.$A$15];[Sheet3.$B$2:.$B$15])" office:value-type="string" office:string-value="Milan Cvetkovic" calcext:value-type="string">
            <text:p>Milan Cvetkovic</text:p>
          </table:table-cell>
          <table:table-cell table:style-name="ce15"/>
          <table:table-cell table:style-name="ce12" table:formula="of:=LOOKUP([Sheet2.G30];[Sheet3.$A$2:.$A$15];[Sheet3.$B$2:.$B$15])" office:value-type="string" office:string-value="Remi Ryel" calcext:value-type="string">
            <text:p>Remi Ryel</text:p>
          </table:table-cell>
          <table:table-cell table:number-columns-repeated="1017"/>
        </table:table-row>
        <table:table-row table:style-name="ro2">
          <table:table-cell table:style-name="ce12" table:formula="of:=LOOKUP([Sheet2.A31];[Sheet3.$A$2:.$A$15];[Sheet3.$B$2:.$B$15])" office:value-type="string" office:string-value="Pat Lumia" calcext:value-type="string">
            <text:p>Pat Lumia</text:p>
          </table:table-cell>
          <table:table-cell table:style-name="ce15"/>
          <table:table-cell table:style-name="ce12" table:formula="of:=LOOKUP([Sheet2.C31];[Sheet3.$A$2:.$A$15];[Sheet3.$B$2:.$B$15])" office:value-type="string" office:string-value="Martin Kabat" calcext:value-type="string">
            <text:p>Martin Kabat</text:p>
          </table:table-cell>
          <table:table-cell table:style-name="ce13"/>
          <table:table-cell table:style-name="ce12" table:formula="of:=LOOKUP([Sheet2.E31];[Sheet3.$A$2:.$A$15];[Sheet3.$B$2:.$B$15])" office:value-type="string" office:string-value="Richard Fung" calcext:value-type="string">
            <text:p>Richard Fung</text:p>
          </table:table-cell>
          <table:table-cell table:style-name="ce15"/>
          <table:table-cell table:style-name="ce12" table:formula="of:=LOOKUP([Sheet2.G31];[Sheet3.$A$2:.$A$15];[Sheet3.$B$2:.$B$15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2">
          <table:table-cell table:style-name="ce12" table:formula="of:=LOOKUP([Sheet2.A32];[Sheet3.$A$2:.$A$15];[Sheet3.$B$2:.$B$15])" office:value-type="string" office:string-value="Aaron Sponagle" calcext:value-type="string">
            <text:p>Aaron Sponagle</text:p>
          </table:table-cell>
          <table:table-cell table:style-name="ce15"/>
          <table:table-cell table:style-name="ce12" table:formula="of:=LOOKUP([Sheet2.C32];[Sheet3.$A$2:.$A$15];[Sheet3.$B$2:.$B$15])" office:value-type="string" office:string-value="Richard Fung" calcext:value-type="string">
            <text:p>Richard Fung</text:p>
          </table:table-cell>
          <table:table-cell table:style-name="ce13"/>
          <table:table-cell table:style-name="ce12" table:formula="of:=LOOKUP([Sheet2.E32];[Sheet3.$A$2:.$A$15];[Sheet3.$B$2:.$B$15])" office:value-type="string" office:string-value="Martin Kabat" calcext:value-type="string">
            <text:p>Martin Kabat</text:p>
          </table:table-cell>
          <table:table-cell table:style-name="ce15"/>
          <table:table-cell table:style-name="ce12" table:formula="of:=LOOKUP([Sheet2.G32];[Sheet3.$A$2:.$A$15];[Sheet3.$B$2:.$B$15])" office:value-type="string" office:string-value="Alex Dybenko" calcext:value-type="string">
            <text:p>Alex Dybenko</text:p>
          </table:table-cell>
          <table:table-cell table:number-columns-repeated="1017"/>
        </table:table-row>
        <table:table-row table:style-name="ro2">
          <table:table-cell table:style-name="ce12" table:formula="of:=LOOKUP([Sheet2.A33];[Sheet3.$A$2:.$A$15];[Sheet3.$B$2:.$B$15])" office:value-type="string" office:string-value="Milan Maric" calcext:value-type="string">
            <text:p>Milan Maric</text:p>
          </table:table-cell>
          <table:table-cell table:style-name="ce15"/>
          <table:table-cell table:style-name="ce12" table:formula="of:=LOOKUP([Sheet2.C33];[Sheet3.$A$2:.$A$15];[Sheet3.$B$2:.$B$15])" office:value-type="string" office:string-value="Milan Cvetkovic" calcext:value-type="string">
            <text:p>Milan Cvetkovic</text:p>
          </table:table-cell>
          <table:table-cell table:style-name="ce13"/>
          <table:table-cell table:style-name="ce12" table:formula="of:=LOOKUP([Sheet2.E33];[Sheet3.$A$2:.$A$15];[Sheet3.$B$2:.$B$15])" office:value-type="string" office:string-value="BYE3" calcext:value-type="string">
            <text:p>BYE3</text:p>
          </table:table-cell>
          <table:table-cell table:style-name="ce15"/>
          <table:table-cell table:style-name="ce12" table:formula="of:=LOOKUP([Sheet2.G33];[Sheet3.$A$2:.$A$15];[Sheet3.$B$2:.$B$15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2" table:formula="of:=LOOKUP([Sheet2.A34];[Sheet3.$A$2:.$A$15];[Sheet3.$B$2:.$B$15])" office:value-type="string" office:string-value="BYE2" calcext:value-type="string">
            <text:p>BYE2</text:p>
          </table:table-cell>
          <table:table-cell table:style-name="ce15"/>
          <table:table-cell table:style-name="ce12" table:formula="of:=LOOKUP([Sheet2.C34];[Sheet3.$A$2:.$A$15];[Sheet3.$B$2:.$B$15])" office:value-type="string" office:string-value="Tom Reilly" calcext:value-type="string">
            <text:p>Tom Reilly</text:p>
          </table:table-cell>
          <table:table-cell table:style-name="ce13"/>
          <table:table-cell table:style-name="ce12" table:formula="of:=LOOKUP([Sheet2.E34];[Sheet3.$A$2:.$A$15];[Sheet3.$B$2:.$B$15])" office:value-type="string" office:string-value="Pat Lumia" calcext:value-type="string">
            <text:p>Pat Lumia</text:p>
          </table:table-cell>
          <table:table-cell table:style-name="ce15"/>
          <table:table-cell table:style-name="ce12" table:formula="of:=LOOKUP([Sheet2.G34];[Sheet3.$A$2:.$A$15];[Sheet3.$B$2:.$B$15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2" table:formula="of:=LOOKUP([Sheet2.A35];[Sheet3.$A$2:.$A$15];[Sheet3.$B$2:.$B$15])" office:value-type="string" office:string-value="Barry Nash" calcext:value-type="string">
            <text:p>Barry Nash</text:p>
          </table:table-cell>
          <table:table-cell table:style-name="ce15"/>
          <table:table-cell table:style-name="ce12" table:formula="of:=LOOKUP([Sheet2.C35];[Sheet3.$A$2:.$A$15];[Sheet3.$B$2:.$B$15])" office:value-type="string" office:string-value="Alex Dybenko" calcext:value-type="string">
            <text:p>Alex Dybenko</text:p>
          </table:table-cell>
          <table:table-cell table:style-name="ce13"/>
          <table:table-cell table:style-name="ce12" table:formula="of:=LOOKUP([Sheet2.E35];[Sheet3.$A$2:.$A$15];[Sheet3.$B$2:.$B$15])" office:value-type="string" office:string-value="Aaron Sponagle" calcext:value-type="string">
            <text:p>Aaron Sponagle</text:p>
          </table:table-cell>
          <table:table-cell table:style-name="ce15"/>
          <table:table-cell table:style-name="ce12" table:formula="of:=LOOKUP([Sheet2.G35];[Sheet3.$A$2:.$A$15];[Sheet3.$B$2:.$B$15])" office:value-type="string" office:string-value="Barry Nash" calcext:value-type="string">
            <text:p>Barry Nash</text:p>
          </table:table-cell>
          <table:table-cell table:number-columns-repeated="1017"/>
        </table:table-row>
        <table:table-row table:style-name="ro2">
          <table:table-cell table:style-name="ce12" table:formula="of:=LOOKUP([Sheet2.A36];[Sheet3.$A$2:.$A$15];[Sheet3.$B$2:.$B$15])" office:value-type="string" office:string-value="Joe Parisi" calcext:value-type="string">
            <text:p>Joe Parisi</text:p>
          </table:table-cell>
          <table:table-cell table:style-name="ce15"/>
          <table:table-cell table:style-name="ce12" table:formula="of:=LOOKUP([Sheet2.C36];[Sheet3.$A$2:.$A$15];[Sheet3.$B$2:.$B$15])" office:value-type="string" office:string-value="Geof Bridge" calcext:value-type="string">
            <text:p>Geof Bridge</text:p>
          </table:table-cell>
          <table:table-cell table:style-name="ce13"/>
          <table:table-cell table:style-name="ce12" table:formula="of:=LOOKUP([Sheet2.E36];[Sheet3.$A$2:.$A$15];[Sheet3.$B$2:.$B$15])" office:value-type="string" office:string-value="Milan Maric" calcext:value-type="string">
            <text:p>Milan Maric</text:p>
          </table:table-cell>
          <table:table-cell table:style-name="ce15"/>
          <table:table-cell table:style-name="ce12" table:formula="of:=LOOKUP([Sheet2.G36];[Sheet3.$A$2:.$A$15];[Sheet3.$B$2:.$B$15])" office:value-type="string" office:string-value="BYE2" calcext:value-type="string">
            <text:p>BYE2</text:p>
          </table:table-cell>
          <table:table-cell table:number-columns-repeated="1017"/>
        </table:table-row>
        <table:table-row table:style-name="ro7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8">
          <table:table-cell table:style-name="ce11" office:value-type="string" calcext:value-type="string">
            <text:p>Round</text:p>
          </table:table-cell>
          <table:table-cell table:style-name="ce14" table:formula="of:=[.B28]+1" office:value-type="float" office:value="5" calcext:value-type="float">
            <text:p>5</text:p>
          </table:table-cell>
          <table:table-cell table:style-name="ce17" table:formula="of:=[.C28]+7" office:value-type="date" office:date-value="2017-02-07" calcext:value-type="date">
            <text:p>2017-02-07</text:p>
          </table:table-cell>
          <table:table-cell table:style-name="ce13"/>
          <table:table-cell table:style-name="ce11" office:value-type="string" calcext:value-type="string">
            <text:p>Round</text:p>
          </table:table-cell>
          <table:table-cell table:style-name="ce14" table:formula="of:=[.F28]+1" office:value-type="float" office:value="12" calcext:value-type="float">
            <text:p>12</text:p>
          </table:table-cell>
          <table:table-cell table:style-name="ce17" table:formula="of:=[.G28]+7" office:value-type="date" office:date-value="2017-03-28" calcext:value-type="date">
            <text:p>2017-03-28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style-name="ce13"/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12" table:formula="of:=LOOKUP([Sheet2.A39];[Sheet3.$A$2:.$A$15];[Sheet3.$B$2:.$B$15])" office:value-type="string" office:string-value="Geof Bridge" calcext:value-type="string">
            <text:p>Geof Bridge</text:p>
          </table:table-cell>
          <table:table-cell table:style-name="ce15"/>
          <table:table-cell table:style-name="ce12" table:formula="of:=LOOKUP([Sheet2.C39];[Sheet3.$A$2:.$A$15];[Sheet3.$B$2:.$B$15])" office:value-type="string" office:string-value="Remi Ryel" calcext:value-type="string">
            <text:p>Remi Ryel</text:p>
          </table:table-cell>
          <table:table-cell table:style-name="ce13"/>
          <table:table-cell table:style-name="ce12" table:formula="of:=LOOKUP([Sheet2.E39];[Sheet3.$A$2:.$A$15];[Sheet3.$B$2:.$B$15])" office:value-type="string" office:string-value="Remi Ryel" calcext:value-type="string">
            <text:p>Remi Ryel</text:p>
          </table:table-cell>
          <table:table-cell table:style-name="ce15"/>
          <table:table-cell table:style-name="ce12" table:formula="of:=LOOKUP([Sheet2.G39];[Sheet3.$A$2:.$A$15];[Sheet3.$B$2:.$B$15])" office:value-type="string" office:string-value="BYE2" calcext:value-type="string">
            <text:p>BYE2</text:p>
          </table:table-cell>
          <table:table-cell table:number-columns-repeated="1017"/>
        </table:table-row>
        <table:table-row table:style-name="ro2">
          <table:table-cell table:style-name="ce12" table:formula="of:=LOOKUP([Sheet2.A40];[Sheet3.$A$2:.$A$15];[Sheet3.$B$2:.$B$15])" office:value-type="string" office:string-value="Alex Dybenko" calcext:value-type="string">
            <text:p>Alex Dybenko</text:p>
          </table:table-cell>
          <table:table-cell table:style-name="ce15"/>
          <table:table-cell table:style-name="ce12" table:formula="of:=LOOKUP([Sheet2.C40];[Sheet3.$A$2:.$A$15];[Sheet3.$B$2:.$B$15])" office:value-type="string" office:string-value="Joe Parisi" calcext:value-type="string">
            <text:p>Joe Parisi</text:p>
          </table:table-cell>
          <table:table-cell table:style-name="ce13"/>
          <table:table-cell table:style-name="ce12" table:formula="of:=LOOKUP([Sheet2.E40];[Sheet3.$A$2:.$A$15];[Sheet3.$B$2:.$B$15])" office:value-type="string" office:string-value="Barry Nash" calcext:value-type="string">
            <text:p>Barry Nash</text:p>
          </table:table-cell>
          <table:table-cell table:style-name="ce15"/>
          <table:table-cell table:style-name="ce12" table:formula="of:=LOOKUP([Sheet2.G40];[Sheet3.$A$2:.$A$15];[Sheet3.$B$2:.$B$15])" office:value-type="string" office:string-value="Milan Maric" calcext:value-type="string">
            <text:p>Milan Maric</text:p>
          </table:table-cell>
          <table:table-cell table:number-columns-repeated="1017"/>
        </table:table-row>
        <table:table-row table:style-name="ro2">
          <table:table-cell table:style-name="ce12" table:formula="of:=LOOKUP([Sheet2.A41];[Sheet3.$A$2:.$A$15];[Sheet3.$B$2:.$B$15])" office:value-type="string" office:string-value="Tom Reilly" calcext:value-type="string">
            <text:p>Tom Reilly</text:p>
          </table:table-cell>
          <table:table-cell table:style-name="ce15"/>
          <table:table-cell table:style-name="ce12" table:formula="of:=LOOKUP([Sheet2.C41];[Sheet3.$A$2:.$A$15];[Sheet3.$B$2:.$B$15])" office:value-type="string" office:string-value="Barry Nash" calcext:value-type="string">
            <text:p>Barry Nash</text:p>
          </table:table-cell>
          <table:table-cell table:style-name="ce13"/>
          <table:table-cell table:style-name="ce12" table:formula="of:=LOOKUP([Sheet2.E41];[Sheet3.$A$2:.$A$15];[Sheet3.$B$2:.$B$15])" office:value-type="string" office:string-value="Joe Parisi" calcext:value-type="string">
            <text:p>Joe Parisi</text:p>
          </table:table-cell>
          <table:table-cell table:style-name="ce15"/>
          <table:table-cell table:style-name="ce12" table:formula="of:=LOOKUP([Sheet2.G41];[Sheet3.$A$2:.$A$15];[Sheet3.$B$2:.$B$15])" office:value-type="string" office:string-value="Aaron Sponagle" calcext:value-type="string">
            <text:p>Aaron Sponagle</text:p>
          </table:table-cell>
          <table:table-cell table:number-columns-repeated="1017"/>
        </table:table-row>
        <table:table-row table:style-name="ro2">
          <table:table-cell table:style-name="ce12" table:formula="of:=LOOKUP([Sheet2.A42];[Sheet3.$A$2:.$A$15];[Sheet3.$B$2:.$B$15])" office:value-type="string" office:string-value="Milan Cvetkovic" calcext:value-type="string">
            <text:p>Milan Cvetkovic</text:p>
          </table:table-cell>
          <table:table-cell table:style-name="ce15"/>
          <table:table-cell table:style-name="ce12" table:formula="of:=LOOKUP([Sheet2.C42];[Sheet3.$A$2:.$A$15];[Sheet3.$B$2:.$B$15])" office:value-type="string" office:string-value="BYE2" calcext:value-type="string">
            <text:p>BYE2</text:p>
          </table:table-cell>
          <table:table-cell table:style-name="ce13"/>
          <table:table-cell table:style-name="ce12" table:formula="of:=LOOKUP([Sheet2.E42];[Sheet3.$A$2:.$A$15];[Sheet3.$B$2:.$B$15])" office:value-type="string" office:string-value="Geof Bridge" calcext:value-type="string">
            <text:p>Geof Bridge</text:p>
          </table:table-cell>
          <table:table-cell table:style-name="ce15"/>
          <table:table-cell table:style-name="ce12" table:formula="of:=LOOKUP([Sheet2.G42];[Sheet3.$A$2:.$A$15];[Sheet3.$B$2:.$B$15])" office:value-type="string" office:string-value="Pat Lumia" calcext:value-type="string">
            <text:p>Pat Lumia</text:p>
          </table:table-cell>
          <table:table-cell table:number-columns-repeated="1017"/>
        </table:table-row>
        <table:table-row table:style-name="ro2">
          <table:table-cell table:style-name="ce12" table:formula="of:=LOOKUP([Sheet2.A43];[Sheet3.$A$2:.$A$15];[Sheet3.$B$2:.$B$15])" office:value-type="string" office:string-value="Richard Fung" calcext:value-type="string">
            <text:p>Richard Fung</text:p>
          </table:table-cell>
          <table:table-cell table:style-name="ce15"/>
          <table:table-cell table:style-name="ce12" table:formula="of:=LOOKUP([Sheet2.C43];[Sheet3.$A$2:.$A$15];[Sheet3.$B$2:.$B$15])" office:value-type="string" office:string-value="Milan Maric" calcext:value-type="string">
            <text:p>Milan Maric</text:p>
          </table:table-cell>
          <table:table-cell table:style-name="ce13"/>
          <table:table-cell table:style-name="ce12" table:formula="of:=LOOKUP([Sheet2.E43];[Sheet3.$A$2:.$A$15];[Sheet3.$B$2:.$B$15])" office:value-type="string" office:string-value="Alex Dybenko" calcext:value-type="string">
            <text:p>Alex Dybenko</text:p>
          </table:table-cell>
          <table:table-cell table:style-name="ce15"/>
          <table:table-cell table:style-name="ce12" table:formula="of:=LOOKUP([Sheet2.G43];[Sheet3.$A$2:.$A$15];[Sheet3.$B$2:.$B$15])" office:value-type="string" office:string-value="BYE3" calcext:value-type="string">
            <text:p>BYE3</text:p>
          </table:table-cell>
          <table:table-cell table:number-columns-repeated="1017"/>
        </table:table-row>
        <table:table-row table:style-name="ro2">
          <table:table-cell table:style-name="ce12" table:formula="of:=LOOKUP([Sheet2.A44];[Sheet3.$A$2:.$A$15];[Sheet3.$B$2:.$B$15])" office:value-type="string" office:string-value="Martin Kabat" calcext:value-type="string">
            <text:p>Martin Kabat</text:p>
          </table:table-cell>
          <table:table-cell table:style-name="ce15"/>
          <table:table-cell table:style-name="ce12" table:formula="of:=LOOKUP([Sheet2.C44];[Sheet3.$A$2:.$A$15];[Sheet3.$B$2:.$B$15])" office:value-type="string" office:string-value="Aaron Sponagle" calcext:value-type="string">
            <text:p>Aaron Sponagle</text:p>
          </table:table-cell>
          <table:table-cell table:style-name="ce13"/>
          <table:table-cell table:style-name="ce12" table:formula="of:=LOOKUP([Sheet2.E44];[Sheet3.$A$2:.$A$15];[Sheet3.$B$2:.$B$15])" office:value-type="string" office:string-value="Tom Reilly" calcext:value-type="string">
            <text:p>Tom Reilly</text:p>
          </table:table-cell>
          <table:table-cell table:style-name="ce15"/>
          <table:table-cell table:style-name="ce12" table:formula="of:=LOOKUP([Sheet2.G44];[Sheet3.$A$2:.$A$15];[Sheet3.$B$2:.$B$15])" office:value-type="string" office:string-value="Martin Kabat" calcext:value-type="string">
            <text:p>Martin Kabat</text:p>
          </table:table-cell>
          <table:table-cell table:number-columns-repeated="1017"/>
        </table:table-row>
        <table:table-row table:style-name="ro2">
          <table:table-cell table:style-name="ce12" table:formula="of:=LOOKUP([Sheet2.A45];[Sheet3.$A$2:.$A$15];[Sheet3.$B$2:.$B$15])" office:value-type="string" office:string-value="BYE3" calcext:value-type="string">
            <text:p>BYE3</text:p>
          </table:table-cell>
          <table:table-cell table:style-name="ce15"/>
          <table:table-cell table:style-name="ce12" table:formula="of:=LOOKUP([Sheet2.C45];[Sheet3.$A$2:.$A$15];[Sheet3.$B$2:.$B$15])" office:value-type="string" office:string-value="Pat Lumia" calcext:value-type="string">
            <text:p>Pat Lumia</text:p>
          </table:table-cell>
          <table:table-cell table:style-name="ce13"/>
          <table:table-cell table:style-name="ce12" table:formula="of:=LOOKUP([Sheet2.E45];[Sheet3.$A$2:.$A$15];[Sheet3.$B$2:.$B$15])" office:value-type="string" office:string-value="Milan Cvetkovic" calcext:value-type="string">
            <text:p>Milan Cvetkovic</text:p>
          </table:table-cell>
          <table:table-cell table:style-name="ce15"/>
          <table:table-cell table:style-name="ce12" table:formula="of:=LOOKUP([Sheet2.G45];[Sheet3.$A$2:.$A$15];[Sheet3.$B$2:.$B$15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Round</text:p>
          </table:table-cell>
          <table:table-cell table:style-name="ce14" table:formula="of:=[.B38]+1" office:value-type="float" office:value="6" calcext:value-type="float">
            <text:p>6</text:p>
          </table:table-cell>
          <table:table-cell table:style-name="ce17" table:formula="of:=[.C38]+7" office:value-type="date" office:date-value="2017-02-14" calcext:value-type="date">
            <text:p>2017-02-14</text:p>
          </table:table-cell>
          <table:table-cell table:style-name="ce13"/>
          <table:table-cell table:style-name="ce11" office:value-type="string" calcext:value-type="string">
            <text:p>Round</text:p>
          </table:table-cell>
          <table:table-cell table:style-name="ce14" table:formula="of:=[.F38]+1" office:value-type="float" office:value="13" calcext:value-type="float">
            <text:p>13</text:p>
          </table:table-cell>
          <table:table-cell table:style-name="ce17" table:formula="of:=[.G38]+7" office:value-type="date" office:date-value="2017-04-04" calcext:value-type="date">
            <text:p>2017-04-04</text:p>
          </table:table-cell>
          <table:table-cell table:number-columns-repeated="1017"/>
        </table:table-row>
        <table:table-row table:style-name="ro2"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style-name="ce13"/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number-columns-repeated="1017"/>
        </table:table-row>
        <table:table-row table:style-name="ro2">
          <table:table-cell table:style-name="ce12" table:formula="of:=LOOKUP([Sheet2.A48];[Sheet3.$A$2:.$A$15];[Sheet3.$B$2:.$B$15])" office:value-type="string" office:string-value="Remi Ryel" calcext:value-type="string">
            <text:p>Remi Ryel</text:p>
          </table:table-cell>
          <table:table-cell table:style-name="ce15"/>
          <table:table-cell table:style-name="ce12" table:formula="of:=LOOKUP([Sheet2.C48];[Sheet3.$A$2:.$A$15];[Sheet3.$B$2:.$B$15])" office:value-type="string" office:string-value="Pat Lumia" calcext:value-type="string">
            <text:p>Pat Lumia</text:p>
          </table:table-cell>
          <table:table-cell table:style-name="ce13"/>
          <table:table-cell table:style-name="ce12" table:formula="of:=LOOKUP([Sheet2.E48];[Sheet3.$A$2:.$A$15];[Sheet3.$B$2:.$B$15])" office:value-type="string" office:string-value="Richard Fung" calcext:value-type="string">
            <text:p>Richard Fung</text:p>
          </table:table-cell>
          <table:table-cell table:style-name="ce15"/>
          <table:table-cell table:style-name="ce12" table:formula="of:=LOOKUP([Sheet2.G48];[Sheet3.$A$2:.$A$15];[Sheet3.$B$2:.$B$15])" office:value-type="string" office:string-value="Remi Ryel" calcext:value-type="string">
            <text:p>Remi Ryel</text:p>
          </table:table-cell>
          <table:table-cell table:number-columns-repeated="1017"/>
        </table:table-row>
        <table:table-row table:style-name="ro2">
          <table:table-cell table:style-name="ce12" table:formula="of:=LOOKUP([Sheet2.A49];[Sheet3.$A$2:.$A$15];[Sheet3.$B$2:.$B$15])" office:value-type="string" office:string-value="Aaron Sponagle" calcext:value-type="string">
            <text:p>Aaron Sponagle</text:p>
          </table:table-cell>
          <table:table-cell table:style-name="ce15"/>
          <table:table-cell table:style-name="ce12" table:formula="of:=LOOKUP([Sheet2.C49];[Sheet3.$A$2:.$A$15];[Sheet3.$B$2:.$B$15])" office:value-type="string" office:string-value="BYE3" calcext:value-type="string">
            <text:p>BYE3</text:p>
          </table:table-cell>
          <table:table-cell table:style-name="ce13"/>
          <table:table-cell table:style-name="ce12" table:formula="of:=LOOKUP([Sheet2.E49];[Sheet3.$A$2:.$A$15];[Sheet3.$B$2:.$B$15])" office:value-type="string" office:string-value="Martin Kabat" calcext:value-type="string">
            <text:p>Martin Kabat</text:p>
          </table:table-cell>
          <table:table-cell table:style-name="ce15"/>
          <table:table-cell table:style-name="ce12" table:formula="of:=LOOKUP([Sheet2.G49];[Sheet3.$A$2:.$A$15];[Sheet3.$B$2:.$B$15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2">
          <table:table-cell table:style-name="ce12" table:formula="of:=LOOKUP([Sheet2.A50];[Sheet3.$A$2:.$A$15];[Sheet3.$B$2:.$B$15])" office:value-type="string" office:string-value="Milan Maric" calcext:value-type="string">
            <text:p>Milan Maric</text:p>
          </table:table-cell>
          <table:table-cell table:style-name="ce15"/>
          <table:table-cell table:style-name="ce12" table:formula="of:=LOOKUP([Sheet2.C50];[Sheet3.$A$2:.$A$15];[Sheet3.$B$2:.$B$15])" office:value-type="string" office:string-value="Martin Kabat" calcext:value-type="string">
            <text:p>Martin Kabat</text:p>
          </table:table-cell>
          <table:table-cell table:style-name="ce13"/>
          <table:table-cell table:style-name="ce12" table:formula="of:=LOOKUP([Sheet2.E50];[Sheet3.$A$2:.$A$15];[Sheet3.$B$2:.$B$15])" office:value-type="string" office:string-value="BYE3" calcext:value-type="string">
            <text:p>BYE3</text:p>
          </table:table-cell>
          <table:table-cell table:style-name="ce15"/>
          <table:table-cell table:style-name="ce12" table:formula="of:=LOOKUP([Sheet2.G50];[Sheet3.$A$2:.$A$15];[Sheet3.$B$2:.$B$15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2">
          <table:table-cell table:style-name="ce12" table:formula="of:=LOOKUP([Sheet2.A51];[Sheet3.$A$2:.$A$15];[Sheet3.$B$2:.$B$15])" office:value-type="string" office:string-value="BYE2" calcext:value-type="string">
            <text:p>BYE2</text:p>
          </table:table-cell>
          <table:table-cell table:style-name="ce15"/>
          <table:table-cell table:style-name="ce12" table:formula="of:=LOOKUP([Sheet2.C51];[Sheet3.$A$2:.$A$15];[Sheet3.$B$2:.$B$15])" office:value-type="string" office:string-value="Richard Fung" calcext:value-type="string">
            <text:p>Richard Fung</text:p>
          </table:table-cell>
          <table:table-cell table:style-name="ce13"/>
          <table:table-cell table:style-name="ce12" table:formula="of:=LOOKUP([Sheet2.E51];[Sheet3.$A$2:.$A$15];[Sheet3.$B$2:.$B$15])" office:value-type="string" office:string-value="Pat Lumia" calcext:value-type="string">
            <text:p>Pat Lumia</text:p>
          </table:table-cell>
          <table:table-cell table:style-name="ce15"/>
          <table:table-cell table:style-name="ce12" table:formula="of:=LOOKUP([Sheet2.G51];[Sheet3.$A$2:.$A$15];[Sheet3.$B$2:.$B$15])" office:value-type="string" office:string-value="Alex Dybenko" calcext:value-type="string">
            <text:p>Alex Dybenko</text:p>
          </table:table-cell>
          <table:table-cell table:number-columns-repeated="1017"/>
        </table:table-row>
        <table:table-row table:style-name="ro2">
          <table:table-cell table:style-name="ce12" table:formula="of:=LOOKUP([Sheet2.A52];[Sheet3.$A$2:.$A$15];[Sheet3.$B$2:.$B$15])" office:value-type="string" office:string-value="Barry Nash" calcext:value-type="string">
            <text:p>Barry Nash</text:p>
          </table:table-cell>
          <table:table-cell table:style-name="ce15"/>
          <table:table-cell table:style-name="ce12" table:formula="of:=LOOKUP([Sheet2.C52];[Sheet3.$A$2:.$A$15];[Sheet3.$B$2:.$B$15])" office:value-type="string" office:string-value="Milan Cvetkovic" calcext:value-type="string">
            <text:p>Milan Cvetkovic</text:p>
          </table:table-cell>
          <table:table-cell table:style-name="ce13"/>
          <table:table-cell table:style-name="ce12" table:formula="of:=LOOKUP([Sheet2.E52];[Sheet3.$A$2:.$A$15];[Sheet3.$B$2:.$B$15])" office:value-type="string" office:string-value="Aaron Sponagle" calcext:value-type="string">
            <text:p>Aaron Sponagle</text:p>
          </table:table-cell>
          <table:table-cell table:style-name="ce15"/>
          <table:table-cell table:style-name="ce12" table:formula="of:=LOOKUP([Sheet2.G52];[Sheet3.$A$2:.$A$15];[Sheet3.$B$2:.$B$15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2" table:formula="of:=LOOKUP([Sheet2.A53];[Sheet3.$A$2:.$A$15];[Sheet3.$B$2:.$B$15])" office:value-type="string" office:string-value="Joe Parisi" calcext:value-type="string">
            <text:p>Joe Parisi</text:p>
          </table:table-cell>
          <table:table-cell table:style-name="ce15"/>
          <table:table-cell table:style-name="ce12" table:formula="of:=LOOKUP([Sheet2.C53];[Sheet3.$A$2:.$A$15];[Sheet3.$B$2:.$B$15])" office:value-type="string" office:string-value="Tom Reilly" calcext:value-type="string">
            <text:p>Tom Reilly</text:p>
          </table:table-cell>
          <table:table-cell table:style-name="ce13"/>
          <table:table-cell table:style-name="ce12" table:formula="of:=LOOKUP([Sheet2.E53];[Sheet3.$A$2:.$A$15];[Sheet3.$B$2:.$B$15])" office:value-type="string" office:string-value="Milan Maric" calcext:value-type="string">
            <text:p>Milan Maric</text:p>
          </table:table-cell>
          <table:table-cell table:style-name="ce15"/>
          <table:table-cell table:style-name="ce12" table:formula="of:=LOOKUP([Sheet2.G53];[Sheet3.$A$2:.$A$15];[Sheet3.$B$2:.$B$15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2" table:formula="of:=LOOKUP([Sheet2.A54];[Sheet3.$A$2:.$A$15];[Sheet3.$B$2:.$B$15])" office:value-type="string" office:string-value="Geof Bridge" calcext:value-type="string">
            <text:p>Geof Bridge</text:p>
          </table:table-cell>
          <table:table-cell table:style-name="ce15"/>
          <table:table-cell table:style-name="ce12" table:formula="of:=LOOKUP([Sheet2.C54];[Sheet3.$A$2:.$A$15];[Sheet3.$B$2:.$B$15])" office:value-type="string" office:string-value="Alex Dybenko" calcext:value-type="string">
            <text:p>Alex Dybenko</text:p>
          </table:table-cell>
          <table:table-cell table:style-name="ce13"/>
          <table:table-cell table:style-name="ce12" table:formula="of:=LOOKUP([Sheet2.E54];[Sheet3.$A$2:.$A$15];[Sheet3.$B$2:.$B$15])" office:value-type="string" office:string-value="BYE2" calcext:value-type="string">
            <text:p>BYE2</text:p>
          </table:table-cell>
          <table:table-cell table:style-name="ce15"/>
          <table:table-cell table:style-name="ce12" table:formula="of:=LOOKUP([Sheet2.G54];[Sheet3.$A$2:.$A$15];[Sheet3.$B$2:.$B$15])" office:value-type="string" office:string-value="Barry Nash" calcext:value-type="string">
            <text:p>Barry Nash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Round</text:p>
          </table:table-cell>
          <table:table-cell table:style-name="ce14" table:formula="of:=[.B47]+1" office:value-type="float" office:value="7" calcext:value-type="float">
            <text:p>7</text:p>
          </table:table-cell>
          <table:table-cell table:style-name="ce17" table:formula="of:=[.C47]+7" office:value-type="date" office:date-value="2017-02-21" calcext:value-type="date">
            <text:p>2017-02-21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/>
          <table:table-cell table:style-name="ce14" office:value-type="string" calcext:value-type="string">
            <text:p>Result</text:p>
          </table:table-cell>
          <table:table-cell table:style-name="ce18"/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 table:formula="of:=LOOKUP([Sheet2.A57];[Sheet3.$A$2:.$A$15];[Sheet3.$B$2:.$B$15])" office:value-type="string" office:string-value="Alex Dybenko" calcext:value-type="string">
            <text:p>Alex Dybenko</text:p>
          </table:table-cell>
          <table:table-cell table:style-name="ce15"/>
          <table:table-cell table:style-name="ce12" table:formula="of:=LOOKUP([Sheet2.C57];[Sheet3.$A$2:.$A$15];[Sheet3.$B$2:.$B$15])" office:value-type="string" office:string-value="Remi Ryel" calcext:value-type="string">
            <text:p>Remi Ryel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 table:formula="of:=LOOKUP([Sheet2.A58];[Sheet3.$A$2:.$A$15];[Sheet3.$B$2:.$B$15])" office:value-type="string" office:string-value="Tom Reilly" calcext:value-type="string">
            <text:p>Tom Reilly</text:p>
          </table:table-cell>
          <table:table-cell table:style-name="ce15"/>
          <table:table-cell table:style-name="ce12" table:formula="of:=LOOKUP([Sheet2.C58];[Sheet3.$A$2:.$A$15];[Sheet3.$B$2:.$B$15])" office:value-type="string" office:string-value="Geof Bridge" calcext:value-type="string">
            <text:p>Geof Bridge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 table:formula="of:=LOOKUP([Sheet2.A59];[Sheet3.$A$2:.$A$15];[Sheet3.$B$2:.$B$15])" office:value-type="string" office:string-value="Milan Cvetkovic" calcext:value-type="string">
            <text:p>Milan Cvetkovic</text:p>
          </table:table-cell>
          <table:table-cell table:style-name="ce15"/>
          <table:table-cell table:style-name="ce12" table:formula="of:=LOOKUP([Sheet2.C59];[Sheet3.$A$2:.$A$15];[Sheet3.$B$2:.$B$15])" office:value-type="string" office:string-value="Joe Parisi" calcext:value-type="string">
            <text:p>Joe Parisi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 table:formula="of:=LOOKUP([Sheet2.A60];[Sheet3.$A$2:.$A$15];[Sheet3.$B$2:.$B$15])" office:value-type="string" office:string-value="Richard Fung" calcext:value-type="string">
            <text:p>Richard Fung</text:p>
          </table:table-cell>
          <table:table-cell table:style-name="ce15"/>
          <table:table-cell table:style-name="ce12" table:formula="of:=LOOKUP([Sheet2.C60];[Sheet3.$A$2:.$A$15];[Sheet3.$B$2:.$B$15])" office:value-type="string" office:string-value="Barry Nash" calcext:value-type="string">
            <text:p>Barry Nash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 table:formula="of:=LOOKUP([Sheet2.A61];[Sheet3.$A$2:.$A$15];[Sheet3.$B$2:.$B$15])" office:value-type="string" office:string-value="Martin Kabat" calcext:value-type="string">
            <text:p>Martin Kabat</text:p>
          </table:table-cell>
          <table:table-cell table:style-name="ce15"/>
          <table:table-cell table:style-name="ce12" table:formula="of:=LOOKUP([Sheet2.C61];[Sheet3.$A$2:.$A$15];[Sheet3.$B$2:.$B$15])" office:value-type="string" office:string-value="BYE2" calcext:value-type="string">
            <text:p>BYE2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 table:formula="of:=LOOKUP([Sheet2.A62];[Sheet3.$A$2:.$A$15];[Sheet3.$B$2:.$B$15])" office:value-type="string" office:string-value="BYE3" calcext:value-type="string">
            <text:p>BYE3</text:p>
          </table:table-cell>
          <table:table-cell table:style-name="ce15"/>
          <table:table-cell table:style-name="ce12" table:formula="of:=LOOKUP([Sheet2.C62];[Sheet3.$A$2:.$A$15];[Sheet3.$B$2:.$B$15])" office:value-type="string" office:string-value="Milan Maric" calcext:value-type="string">
            <text:p>Milan Maric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2">
          <table:table-cell table:style-name="ce12" table:formula="of:=LOOKUP([Sheet2.A63];[Sheet3.$A$2:.$A$15];[Sheet3.$B$2:.$B$15])" office:value-type="string" office:string-value="Pat Lumia" calcext:value-type="string">
            <text:p>Pat Lumia</text:p>
          </table:table-cell>
          <table:table-cell table:style-name="ce15"/>
          <table:table-cell table:style-name="ce12" table:formula="of:=LOOKUP([Sheet2.C63];[Sheet3.$A$2:.$A$15];[Sheet3.$B$2:.$B$15])" office:value-type="string" office:string-value="Aaron Sponagle" calcext:value-type="string">
            <text:p>Aaron Sponagle</text:p>
          </table:table-cell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6">
          <table:table-cell table:style-name="ce13" table:number-columns-repeated="2"/>
          <table:table-cell table:style-name="ce19"/>
          <table:table-cell table:style-name="ce13" table:number-columns-repeated="2"/>
          <table:table-cell table:style-name="ce19"/>
          <table:table-cell table:style-name="ce13"/>
          <table:table-cell table:number-columns-repeated="1017"/>
        </table:table-row>
        <table:table-row table:style-name="ro9" table:number-rows-repeated="104851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5" table:default-cell-style-name="ce2"/>
        <table:table-column table:style-name="co5" table:default-cell-style-name="ce5"/>
        <table:table-column table:style-name="co5" table:default-cell-style-name="ce8"/>
        <table:table-column table:style-name="co5" table:default-cell-style-name="ce3"/>
        <table:table-column table:style-name="co5" table:default-cell-style-name="ce2"/>
        <table:table-column table:style-name="co5" table:default-cell-style-name="ce5"/>
        <table:table-column table:style-name="co5" table:default-cell-style-name="ce8"/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17-01-10" calcext:value-type="date">
            <text:p>2017-01-10</text:p>
          </table:table-cell>
          <table:table-cell table:style-name="ce10"/>
          <table:table-cell table:style-name="ce1" office:value-type="string" calcext:value-type="string">
            <text:p>Round</text:p>
          </table:table-cell>
          <table:table-cell table:style-name="ce4" table:formula="of:=[.B55]+1" office:value-type="float" office:value="8" calcext:value-type="float">
            <text:p>8</text:p>
          </table:table-cell>
          <table:table-cell table:style-name="ce7" table:formula="of:=[.C55]+7" office:value-type="date" office:date-value="2017-02-28" calcext:value-type="date">
            <text:p>2017-02-28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table:formula="of:=[.B1]+1" office:value-type="float" office:value="2" calcext:value-type="float">
            <text:p>2</text:p>
          </table:table-cell>
          <table:table-cell table:style-name="ce7" table:formula="of:=[.C1]+7" office:value-type="date" office:date-value="2017-01-17" calcext:value-type="date">
            <text:p>2017-01-17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table:formula="of:=[.F1]+1" office:value-type="float" office:value="9" calcext:value-type="float">
            <text:p>9</text:p>
          </table:table-cell>
          <table:table-cell table:style-name="ce7" table:formula="of:=[.G1]+7" office:value-type="date" office:date-value="2017-03-07" calcext:value-type="date">
            <text:p>2017-03-07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table:formula="of:=[.B10]+1" office:value-type="float" office:value="3" calcext:value-type="float">
            <text:p>3</text:p>
          </table:table-cell>
          <table:table-cell table:style-name="ce7" table:formula="of:=[.C10]+7" office:value-type="date" office:date-value="2017-01-24" calcext:value-type="date">
            <text:p>2017-01-24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table:formula="of:=[.F10]+1" office:value-type="float" office:value="10" calcext:value-type="float">
            <text:p>10</text:p>
          </table:table-cell>
          <table:table-cell table:style-name="ce7" table:formula="of:=[.G10]+7" office:value-type="date" office:date-value="2017-03-14" calcext:value-type="date">
            <text:p>2017-03-14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table:formula="of:=[.B19]+1" office:value-type="float" office:value="4" calcext:value-type="float">
            <text:p>4</text:p>
          </table:table-cell>
          <table:table-cell table:style-name="ce7" table:formula="of:=[.C19]+7" office:value-type="date" office:date-value="2017-01-31" calcext:value-type="date">
            <text:p>2017-01-31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table:formula="of:=[.F19]+1" office:value-type="float" office:value="11" calcext:value-type="float">
            <text:p>11</text:p>
          </table:table-cell>
          <table:table-cell table:style-name="ce7" table:formula="of:=[.G19]+7" office:value-type="date" office:date-value="2017-03-21" calcext:value-type="date">
            <text:p>2017-03-21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table:formula="of:=[.B28]+1" office:value-type="float" office:value="5" calcext:value-type="float">
            <text:p>5</text:p>
          </table:table-cell>
          <table:table-cell table:style-name="ce7" table:formula="of:=[.C28]+7" office:value-type="date" office:date-value="2017-02-07" calcext:value-type="date">
            <text:p>2017-02-07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table:formula="of:=[.F28]+1" office:value-type="float" office:value="12" calcext:value-type="float">
            <text:p>12</text:p>
          </table:table-cell>
          <table:table-cell table:style-name="ce7" table:formula="of:=[.G28]+7" office:value-type="date" office:date-value="2017-03-28" calcext:value-type="date">
            <text:p>2017-03-28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table:formula="of:=[.B37]+1" office:value-type="float" office:value="6" calcext:value-type="float">
            <text:p>6</text:p>
          </table:table-cell>
          <table:table-cell table:style-name="ce7" table:formula="of:=[.C37]+7" office:value-type="date" office:date-value="2017-02-14" calcext:value-type="date">
            <text:p>2017-02-14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table:formula="of:=[.F37]+1" office:value-type="float" office:value="13" calcext:value-type="float">
            <text:p>13</text:p>
          </table:table-cell>
          <table:table-cell table:style-name="ce7" table:formula="of:=[.G37]+7" office:value-type="date" office:date-value="2017-04-04" calcext:value-type="date">
            <text:p>2017-04-04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table:formula="of:=[.B46]+1" office:value-type="float" office:value="7" calcext:value-type="float">
            <text:p>7</text:p>
          </table:table-cell>
          <table:table-cell table:style-name="ce7" table:formula="of:=[.C46]+7" office:value-type="date" office:date-value="2017-02-21" calcext:value-type="date">
            <text:p>2017-02-21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2"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style-name="ce9"/>
          <table:table-cell table:style-name="ce3"/>
        </table:table-row>
      </table:table>
      <table:table table:name="Sheet3" table:style-name="ta1">
        <table:table-column table:style-name="co5" table:number-columns-repeated="2" table:default-cell-style-name="Default"/>
        <table:table-row table:style-name="ro9">
          <table:table-cell table:number-columns-repeated="2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Barry Nash</text:p>
          </table:table-cell>
        </table:table-row>
        <table:table-row table:style-name="ro9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Joe Parisi</text:p>
          </table:table-cell>
        </table:table-row>
        <table:table-row table:style-name="ro9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Geof Bridge</text:p>
          </table:table-cell>
        </table:table-row>
        <table:table-row table:style-name="ro9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ex Dybenko</text:p>
          </table:table-cell>
        </table:table-row>
        <table:table-row table:style-name="ro9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Tom Reilly</text:p>
          </table:table-cell>
        </table:table-row>
        <table:table-row table:style-name="ro9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Milan Cvetkovic</text:p>
          </table:table-cell>
        </table:table-row>
        <table:table-row table:style-name="ro9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ichard Fung</text:p>
          </table:table-cell>
        </table:table-row>
        <table:table-row table:style-name="ro9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Martin Kabat</text:p>
          </table:table-cell>
        </table:table-row>
        <table:table-row table:style-name="ro9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YE3</text:p>
          </table:table-cell>
        </table:table-row>
        <table:table-row table:style-name="ro9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at Lumia</text:p>
          </table:table-cell>
        </table:table-row>
        <table:table-row table:style-name="ro9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aron Sponagle</text:p>
          </table:table-cell>
        </table:table-row>
        <table:table-row table:style-name="ro9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ilan Maric</text:p>
          </table:table-cell>
        </table:table-row>
        <table:table-row table:style-name="ro9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BYE2</text:p>
          </table:table-cell>
        </table:table-row>
        <table:table-row table:style-name="ro9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emi Ry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8:44:53.377349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1-12T21:45:57.568551587</meta:print-date>
    <dc:date>2018-01-24T08:46:07.209190770</dc:date>
    <meta:editing-duration>PT1H16M41S</meta:editing-duration>
    <meta:editing-cycles>7</meta:editing-cycles>
    <meta:generator>LibreOffice/4.3.3.2$Linux_X86_64 LibreOffice_project/430m0$Build-2</meta:generator>
    <meta:document-statistic meta:table-count="3" meta:cell-count="496" meta:object-count="0"/>
  </office:meta>
</office:document-meta>
</file>